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text-properties officeooo:rsid="0003a2f1" officeooo:paragraph-rsid="000915d5"/>
    </style:style>
    <style:style style:name="P3" style:family="paragraph" style:parent-style-name="Standard">
      <style:text-properties officeooo:rsid="0003a2f1" officeooo:paragraph-rsid="000ac3af"/>
    </style:style>
    <style:style style:name="P4" style:family="paragraph" style:parent-style-name="Standard">
      <style:text-properties officeooo:rsid="0003a2f1" officeooo:paragraph-rsid="0016ee3f"/>
    </style:style>
    <style:style style:name="P5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ee3f" officeooo:paragraph-rsid="0016ee3f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ddff" officeooo:paragraph-rsid="0016ee3f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32c3" officeooo:paragraph-rsid="0016ee3f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15d5" officeooo:paragraph-rsid="002193f2" style:font-weight-asian="bold" style:font-weight-complex="bold"/>
    </style:style>
    <style:style style:name="P11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16ee3f" officeooo:paragraph-rsid="0018ddff"/>
    </style:style>
    <style:style style:name="P13" style:family="paragraph" style:parent-style-name="Standard">
      <style:paragraph-properties fo:text-align="justify" style:justify-single-word="false"/>
      <style:text-properties officeooo:rsid="0016ee3f" officeooo:paragraph-rsid="0019cca1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332c3" officeooo:paragraph-rsid="0016ee3f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1332c3" officeooo:paragraph-rsid="001eb999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2193f2" officeooo:paragraph-rsid="002193f2"/>
    </style:style>
    <style:style style:name="P17" style:family="paragraph" style:parent-style-name="Standard">
      <style:text-properties style:text-underline-style="none" fo:font-weight="bold" officeooo:rsid="000915d5" officeooo:paragraph-rsid="002193f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1eb999" officeooo:paragraph-rsid="001eb99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c5ab"/>
    </style:style>
    <style:style style:name="T3" style:family="text">
      <style:text-properties style:text-underline-style="none" officeooo:rsid="001332c3"/>
    </style:style>
    <style:style style:name="T4" style:family="text">
      <style:text-properties style:text-underline-style="none" officeooo:rsid="00188456"/>
    </style:style>
    <style:style style:name="T5" style:family="text">
      <style:text-properties style:text-underline-style="none" officeooo:rsid="0018ddff"/>
    </style:style>
    <style:style style:name="T6" style:family="text">
      <style:text-properties style:text-underline-style="none" officeooo:rsid="0019cca1"/>
    </style:style>
    <style:style style:name="T7" style:family="text">
      <style:text-properties style:text-underline-style="none" officeooo:rsid="001b1035"/>
    </style:style>
    <style:style style:name="T8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9" style:family="text">
      <style:text-properties officeooo:rsid="001332c3"/>
    </style:style>
    <style:style style:name="T10" style:family="text">
      <style:text-properties officeooo:rsid="0016ee3f"/>
    </style:style>
    <style:style style:name="T11" style:family="text">
      <style:text-properties officeooo:rsid="00188456"/>
    </style:style>
    <style:style style:name="T12" style:family="text">
      <style:text-properties officeooo:rsid="002193f2"/>
    </style:style>
    <style:style style:name="T13" style:family="text">
      <style:text-properties officeooo:rsid="002196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0">Parental Consent</text:span> <text:s/></text:p>
      <text:p text:style-name="P5"/>
      <text:p text:style-name="P3"><text:span text:style-name="T10">Name of the Child</text:span>:<text:tab/><text:tab/><text:tab/><text:tab/><text:tab/>__________________________________</text:p>
      <text:p text:style-name="P3"/>
      <text:p text:style-name="P4"><text:span text:style-name="T10">Name of the Parent or Guardian</text:span>:<text:tab/><text:tab/>__________________________________</text:p>
      <text:p text:style-name="P6"/>
      <text:p text:style-name="P7"><text:span text:style-name="T9">Use of computer</text:span>s and Internet<text:span text:style-name="T9">:</text:span></text:p>
      <text:p text:style-name="P15">As the parent or guardian, I understand that computer access is provided for educational purposes,</text:p>
      <text:p text:style-name="P18"><text:span text:style-name="T3">and that student use for any other purpose is inappropriate. I recognize it is impossible for KYOTO LESSON to restrict access to all inappropriate materials, and I shall not hold KYOTO LESSON <text:s/>responsible for materials acquired </text:span><text:span text:style-name="T1">during the class</text:span><text:span text:style-name="T3">. I hereby give permission for my child to use technology resources at KYOTO LESSON.</text:span></text:p>
      <text:p text:style-name="P14"/>
      <text:p text:style-name="P7">Sharing my <text:span text:style-name="T9">personal data </text:span>with <text:span text:style-name="T9">other parents:</text:span></text:p>
      <text:p text:style-name="P12"><text:span text:style-name="T3">I authorize KYOTO LESSON to communicate to other parents of children enrolled in KYOTO LESSON my mobile number and / or my e-mail address (for example to facilitate documents </text:span><text:span text:style-name="T4">sharing </text:span><text:span text:style-name="T3">by e-mail or chat and allow the child to work on group projects).</text:span></text:p>
      <text:p text:style-name="P14"/>
      <text:p text:style-name="P8">Child photos and videos:</text:p>
      <text:p text:style-name="P13"><text:span text:style-name="T3">I authorize KYOTO LESSON to take </text:span><text:span text:style-name="T4">p</text:span><text:span text:style-name="T6">hotos</text:span><text:span text:style-name="T4"> and video</text:span><text:span text:style-name="T5">s</text:span><text:span text:style-name="T4"> of </text:span><text:span text:style-name="T3">my child </text:span><text:span text:style-name="T4">during the lesson</text:span><text:span text:style-name="T5">s</text:span><text:span text:style-name="T3"> </text:span><text:span text:style-name="T6">and to have full rights to </text:span><text:span text:style-name="T4">use</text:span><text:span text:style-name="T6"> these photos and videos</text:span><text:span text:style-name="T4"> for </text:span><text:span text:style-name="T3">exhibition, </text:span><text:span text:style-name="T6">publicity</text:span><text:span text:style-name="T3"> and website of KYOTO LESSON </text:span><text:span text:style-name="T4">as well as </text:span><text:span text:style-name="T3">press </text:span><text:span text:style-name="T6">releases</text:span><text:span text:style-name="T3">.</text:span></text:p>
      <text:p text:style-name="P14"/>
      <text:p text:style-name="P9">Authorization to go back home alone:</text:p>
      <text:p text:style-name="P13"><text:span text:style-name="T3">I </text:span><text:span text:style-name="T6">give permission</text:span><text:span text:style-name="T3"> </text:span><text:span text:style-name="T7">to</text:span><text:span text:style-name="T6"> my child to go back home (or to another specified destination) on their own after the class. I have explained to my child the safety aspects of going home on their own. I understand that it is the responsibility of the parents, and not the school, once my child has left the school premises.</text:span></text:p>
      <text:p text:style-name="P14"/>
      <text:p text:style-name="P14"/>
      <text:p text:style-name="P16">I, the undersigned, hereby certify that the information given above is true and correct. </text:p>
      <text:p text:style-name="P16">I further certify that I am the <text:span text:style-name="T13">parent / </text:span>legal <text:span text:style-name="T13">guardian of the Child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_________________<text:tab/><text:tab/><text:tab/><text:tab/><text:tab/><text:tab/>________________________________________</text:p>
      <text:p text:style-name="P17">Date <text:span text:style-name="T12">Signed<text:tab/><text:tab/></text:span><text:tab/><text:tab/><text:tab/><text:tab/><text:tab/><text:tab/><text:span text:style-name="T12">Printed Name &amp; Signature of Parent/Guardian</text:span></text:p>
      <text:p text:style-name="P2"/>
      <text:p text:style-name="P2"/>
      <text:p text:style-name="P2"/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9-03-16T20:27:59.604985348</dc:date>
    <meta:editing-duration>PT11H43M10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82" meta:character-count="1762" meta:non-whitespace-character-count="1475"/>
  </office:meta>
</office:document-meta>
</file>